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0000"/>
    </style:style>
    <style:style style:name="P3" style:family="paragraph" style:parent-style-name="Standard" style:list-style-name="L3">
      <style:text-properties fo:color="#ff0000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83038" text:style-name="L1">
        <text:list-item>
          <text:p text:style-name="P1">Yleinen</text:p>
          <text:list>
            <text:list-item>
              <text:p text:style-name="P2">Statistiikka</text:p>
              <text:list>
                <text:list-item>
                  <text:p text:style-name="P2">Viestien määrä</text:p>
                </text:list-item>
                <text:list-item>
                  <text:p text:style-name="P2">Threadien määrä</text:p>
                </text:list-item>
                <text:list-item>
                  <text:p text:style-name="P2">Käyttäjiä</text:p>
                </text:list-item>
              </text:list>
            </text:list-item>
            <text:list-item>
              <text:p text:style-name="P2">Yksityisviestit</text:p>
            </text:list-item>
            <text:list-item>
              <text:p text:style-name="P2">BBCode</text:p>
            </text:list-item>
            <text:list-item>
              <text:p text:style-name="P1">Viestien lisäys</text:p>
            </text:list-item>
            <text:list-item>
              <text:p text:style-name="P1">Viestien muokkaus</text:p>
            </text:list-item>
            <text:list-item>
              <text:p text:style-name="P1">Viikkomaili</text:p>
            </text:list-item>
            <text:list-item>
              <text:p text:style-name="P1">Joukkueen sivun ylläpitäjä lisää pelaajien tunnukset joukkueeseen tai pelaajat voivat itse lisätä itsensä joukkueeseen salasanalla</text:p>
            </text:list-item>
          </text:list>
        </text:list-item>
      </text:list>
      <text:list xml:id="list33174488" text:style-name="L2">
        <text:list-item>
          <text:p text:style-name="P4">Keskustelualueet etusivulla</text:p>
        </text:list-item>
      </text:list>
      <text:list xml:id="list33186101" text:style-name="L3">
        <text:list-item>
          <text:list>
            <text:list-item>
              <text:p text:style-name="P5">Yleinen</text:p>
            </text:list-item>
            <text:list-item>
              <text:p text:style-name="P5">Uutiset</text:p>
              <text:list>
                <text:list-item>
                  <text:p text:style-name="P5">Uutinen ekaksi viestiksi</text:p>
                </text:list-item>
                <text:list-item>
                  <text:p text:style-name="P5">Kommentit seuraavia viestejä</text:p>
                </text:list-item>
                <text:list-item>
                  <text:p text:style-name="P5">lisää uutisiin rating mahdollisuus</text:p>
                </text:list-item>
              </text:list>
            </text:list-item>
            <text:list-item>
              <text:p text:style-name="P5">Tiedotukset:yhteen keskusteluun kaikki saman joukkueen/seuran tiedotukset</text:p>
            </text:list-item>
            <text:list-item>
              <text:p text:style-name="P5">Joukkueilla omat</text:p>
            </text:list-item>
            <text:list-item>
              <text:p text:style-name="P5">Johtokunta</text:p>
            </text:list-item>
            <text:list-item>
              <text:p text:style-name="P5">Joukkueiden toimihenkilöt</text:p>
            </text:list-item>
            <text:list-item>
              <text:p text:style-name="P5">Mahdollisuus luoda omia alueita</text:p>
              <text:list>
                <text:list-item>
                  <text:p text:style-name="P5">Voi valita ketkä näkee</text:p>
                </text:list-item>
              </text:list>
            </text:list-item>
          </text:list>
        </text:list-item>
        <text:list-item>
          <text:p text:style-name="P5">Yksittäin keskustelualueet</text:p>
          <text:list>
            <text:list-item>
              <text:p text:style-name="P5">Kaikki tulevat tapahtumat samassa paikassa</text:p>
            </text:list-item>
            <text:list-item>
              <text:p text:style-name="P5">Tapahtumat</text:p>
              <text:list>
                <text:list-item>
                  <text:p text:style-name="P5">Harkat/Peli/Muu</text:p>
                </text:list-item>
                <text:list-item>
                  <text:p text:style-name="P5">Alkamis- ja loppumispäivä ja aika</text:p>
                </text:list-item>
                <text:list-item>
                  <text:p text:style-name="P5">Toisto mahdollisuus lisätessä</text:p>
                </text:list-item>
                <text:list-item>
                  <text:p text:style-name="P5">Ilmoittautumisen takaraja</text:p>
                </text:list-item>
                <text:list-item>
                  <text:p text:style-name="P5">Ilmoittautumis max-määrä</text:p>
                </text:list-item>
                <text:list-item>
                  <text:p text:style-name="P5">Mitä?</text:p>
                </text:list-item>
                <text:list-item>
                  <text:p text:style-name="P5">Lisätietoa?</text:p>
                </text:list-item>
                <text:list-item>
                  <text:p text:style-name="P5">Missä?</text:p>
                </text:list-item>
                <text:list-item>
                  <text:p text:style-name="P5">Sähköpostiin jos halutaan</text:p>
                </text:list-item>
                <text:list-item>
                  <text:p text:style-name="P5">Poissa/paikallaolo ilmoittautuminen</text:p>
                </text:list-item>
                <text:list-item>
                  <text:p text:style-name="P5">Mahdollisuus liittää tapahtuma useampaan joukkueeseen</text:p>
                </text:list-item>
              </text:list>
            </text:list-item>
            <text:list-item>
              <text:p text:style-name="P3">Kysymysmahdollisuus, vaatii kirjautumisen, yksi vastaus per tunnus</text:p>
              <text:list>
                <text:list-item>
                  <text:p text:style-name="P3">Kysymys voidaan laittaa myös näkyviin kotisivuille joukkueen omalle sivulle</text:p>
                </text:list-item>
              </text:list>
            </text:list-item>
            <text:list-item>
              <text:p text:style-name="P6">Keskustelu topic</text:p>
            </text:list-item>
            <text:list-item>
              <text:p text:style-name="P6">käyttäjällä mahdollisuus valita näkyykö vain tapahtumat/pelit/harkat/muut/keskustelut/kysymyks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19:31:11.92</meta:creation-date>
    <dc:date>2012-02-03T13:21:51.73</dc:date>
    <meta:editing-duration>PT4H16M34S</meta:editing-duration>
    <meta:editing-cycles>18</meta:editing-cycles>
    <meta:generator>LibreOffice/3.4$Win32 LibreOffice_project/340m1$Build-302</meta:generator>
    <meta:document-statistic meta:table-count="0" meta:image-count="0" meta:object-count="0" meta:page-count="1" meta:paragraph-count="41" meta:word-count="170" meta:character-count="1188" meta:non-whitespace-character-count="1188"/>
  </office:meta>
</office:document-meta>
</file>